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<text:s/><text:tab/>Work Report ( period 1.8.2014 to 31.8.2014) by RRU</text:p>
      <text:list xml:id="list1434283973" text:style-name="L1">
        <text:list-header>
          <text:p text:style-name="P3"/>
        </text:list-header>
      </text:list>
      <text:list xml:id="list1460065490" text:style-name="L2">
        <text:list-item>
          <text:list>
            <text:list-item>
              <text:list>
                <text:list-item>
                  <text:p text:style-name="P5">Tested the servo communication using servo track command.</text:p>
                  <text:p text:style-name="P5"><text:s/>Used different sources.</text:p>
                  <text:p text:style-name="P6"/>
                </text:list-item>
                <text:list-item>
                  <text:p text:style-name="P7">Updated the Online_V2 &amp; shared memory client code to display the DAS server messages on shared memory.</text:p>
                  <text:p text:style-name="P7"/>
                </text:list-item>
                <text:list-item>
                  <text:p text:style-name="P4">Implemented all FPS commands as list in Teleset-Abccom document.</text:p>
                  <text:p text:style-name="P4"><text:s/>Wrote fps.h &amp; fps.c file.</text:p>
                </text:list-item>
              </text:list>
            </text:list-item>
          </text:list>
        </text:list-item>
      </text:list>
      <text:p text:style-name="P2"/>
      <text:list xml:id="list1798508937" text:continue-numbering="true" text:style-name="L2">
        <text:list-item>
          <text:list>
            <text:list-item>
              <text:list>
                <text:list-item>
                  <text:p text:style-name="P4">Implemented separate thread &amp; Queue for FPS system. </text:p>
                  <text:p text:style-name="P4"/>
                </text:list-item>
                <text:list-item>
                  <text:p text:style-name="P4">Working on FPS decoding.</text:p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4-09-01T14:22:06</dc:date>
    <dc:creator>teleset </dc:creator>
    <meta:editing-duration>PT37M10S</meta:editing-duration>
    <meta:editing-cycles>36</meta:editing-cycles>
    <meta:generator>LibreOffice/3.4$Linux LibreOffice_project/340m1$Build-602</meta:generator>
    <meta:document-statistic meta:table-count="0" meta:image-count="0" meta:object-count="0" meta:page-count="1" meta:paragraph-count="8" meta:word-count="68" meta:character-count="415" meta:non-whitespace-character-count="351"/>
  </office:meta>
</office:document-meta>
</file>